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e635e" officeooo:paragraph-rsid="001e635e"/>
    </style:style>
    <style:style style:name="P2" style:family="paragraph" style:parent-style-name="Preformatted_20_Text">
      <style:text-properties officeooo:rsid="001e635e" officeooo:paragraph-rsid="001e6d0e"/>
    </style:style>
    <style:style style:name="P3" style:family="paragraph" style:parent-style-name="Preformatted_20_Text">
      <style:text-properties officeooo:rsid="001e6d0e" officeooo:paragraph-rsid="001e6d0e"/>
    </style:style>
    <style:style style:name="P4" style:family="paragraph" style:parent-style-name="Preformatted_20_Text">
      <style:text-properties officeooo:rsid="001e9411" officeooo:paragraph-rsid="001e9411"/>
    </style:style>
    <style:style style:name="P5" style:family="paragraph" style:parent-style-name="Preformatted_20_Text">
      <style:text-properties officeooo:rsid="00201e1b" officeooo:paragraph-rsid="00201e1b"/>
    </style:style>
    <style:style style:name="P6" style:family="paragraph" style:parent-style-name="Preformatted_20_Text">
      <style:text-properties officeooo:rsid="00204306" officeooo:paragraph-rsid="00204306"/>
    </style:style>
    <style:style style:name="T1" style:family="text">
      <style:text-properties officeooo:rsid="001e6d0e"/>
    </style:style>
    <style:style style:name="T2" style:family="text">
      <style:text-properties officeooo:rsid="001e9411"/>
    </style:style>
    <style:style style:name="T3" style:family="text">
      <style:text-properties officeooo:rsid="00201e1b"/>
    </style:style>
    <style:style style:name="T4" style:family="text">
      <style:text-properties officeooo:rsid="002233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db-ex1.c</text:p>
      <text:p text:style-name="P1">Segmentation fault line 15</text:p>
      <text:p text:style-name="P4">error with the &amp; on filename</text:p>
      <text:p text:style-name="P4">remove <text:span text:style-name="T3">&amp; </text:span>to work</text:p>
      <text:p text:style-name="P2"><text:line-break/>Gdb-ex<text:span text:style-name="T1">2</text:span>.c</text:p>
      <text:p text:style-name="P3">Segmentation fault line 5</text:p>
      <text:p text:style-name="P3">tries to access index 3 <text:span text:style-name="T2">but p is defined as a char pointer</text:span></text:p>
      <text:p text:style-name="P4">Change to char p[6] = “Mizzou”;</text:p>
      <text:p text:style-name="P4">will replace z with p to become MizPou</text:p>
      <text:p text:style-name="P4"/>
      <text:p text:style-name="P4">Gdb-ex3.c</text:p>
      <text:p text:style-name="P4">Segmentation fault line 5</text:p>
      <text:p text:style-name="P4">Does not check for base condition that terminates recursion</text:p>
      <text:p text:style-name="P4">add if(num == 0) return 1;</text:p>
      <text:p text:style-name="P4">wrap line 5 in else condition</text:p>
      <text:p text:style-name="P4"/>
      <text:p text:style-name="P4">Gdb-ex4.c</text:p>
      <text:p text:style-name="P5">no error thrown</text:p>
      <text:p text:style-name="P5">But array is trying to copy an array of size 20 into size 15</text:p>
      <text:p text:style-name="P6">weird thing: strcpy over<text:span text:style-name="T4">wr</text:span>ites the values in arr2 with the 4 remaining values</text:p>
      <text:p text:style-name="P5">fix: arr1[20], arr2[15]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0T18:04:20.685425207</dc:date>
    <meta:editing-duration>PT19M4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07" meta:character-count="573" meta:non-whitespace-character-count="484"/>
  </office:meta>
</office:document-meta>
</file>